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fb56e"/>
    </style:style>
    <style:style style:name="P2" style:family="paragraph" style:parent-style-name="Heading_20_2">
      <style:text-properties officeooo:paragraph-rsid="00219cfe"/>
    </style:style>
    <style:style style:name="P3" style:family="paragraph" style:parent-style-name="Heading_20_2">
      <style:text-properties officeooo:paragraph-rsid="0024877f"/>
    </style:style>
    <style:style style:name="P4" style:family="paragraph" style:parent-style-name="Heading_20_2">
      <style:text-properties officeooo:paragraph-rsid="00285991"/>
    </style:style>
    <style:style style:name="P5" style:family="paragraph" style:parent-style-name="Heading_20_2">
      <style:text-properties officeooo:paragraph-rsid="00385217"/>
    </style:style>
    <style:style style:name="P6" style:family="paragraph" style:parent-style-name="Heading_20_2">
      <style:paragraph-properties fo:margin-top="0cm" fo:margin-bottom="0.21cm" loext:contextual-spacing="false"/>
    </style:style>
    <style:style style:name="P7" style:family="paragraph" style:parent-style-name="Preformatted_20_Text">
      <style:text-properties officeooo:paragraph-rsid="0019cf50"/>
    </style:style>
    <style:style style:name="P8" style:family="paragraph" style:parent-style-name="Preformatted_20_Text">
      <style:text-properties officeooo:paragraph-rsid="001c9e9e"/>
    </style:style>
    <style:style style:name="P9" style:family="paragraph" style:parent-style-name="Preformatted_20_Text">
      <style:text-properties officeooo:paragraph-rsid="001fb56e"/>
    </style:style>
    <style:style style:name="P10" style:family="paragraph" style:parent-style-name="Preformatted_20_Text">
      <style:text-properties officeooo:paragraph-rsid="00219cfe"/>
    </style:style>
    <style:style style:name="P11" style:family="paragraph" style:parent-style-name="Preformatted_20_Text">
      <style:text-properties officeooo:paragraph-rsid="00262a75"/>
    </style:style>
    <style:style style:name="P12" style:family="paragraph" style:parent-style-name="Preformatted_20_Text">
      <style:text-properties officeooo:paragraph-rsid="00285991"/>
    </style:style>
    <style:style style:name="P13" style:family="paragraph" style:parent-style-name="Preformatted_20_Text">
      <style:text-properties officeooo:paragraph-rsid="002db0fb"/>
    </style:style>
    <style:style style:name="P14" style:family="paragraph" style:parent-style-name="Preformatted_20_Text">
      <style:text-properties officeooo:paragraph-rsid="00385217"/>
    </style:style>
    <style:style style:name="P15" style:family="paragraph" style:parent-style-name="Text_20_préformaté_20_suite">
      <style:text-properties officeooo:paragraph-rsid="00262a75"/>
    </style:style>
    <style:style style:name="P16" style:family="paragraph" style:parent-style-name="Text_20_préformaté_20_suite">
      <style:text-properties officeooo:paragraph-rsid="0036bc0d"/>
    </style:style>
    <style:style style:name="P17" style:family="paragraph" style:parent-style-name="Text_20_préformaté_20_suite">
      <style:text-properties officeooo:paragraph-rsid="00385217"/>
    </style:style>
    <style:style style:name="P18" style:family="paragraph" style:parent-style-name="Title">
      <style:paragraph-properties fo:text-align="center" style:justify-single-word="false"/>
      <style:text-properties officeooo:paragraph-rsid="00182b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1b1d"/>
    </style:style>
    <style:style style:name="T3" style:family="text">
      <style:text-properties officeooo:rsid="001c9e9e"/>
    </style:style>
    <style:style style:name="T4" style:family="text">
      <style:text-properties officeooo:rsid="001d9455"/>
    </style:style>
    <style:style style:name="T5" style:family="text">
      <style:text-properties officeooo:rsid="00262a75"/>
    </style:style>
    <style:style style:name="T6" style:family="text">
      <style:text-properties officeooo:rsid="00285991"/>
    </style:style>
    <style:style style:name="T7" style:family="text">
      <style:text-properties officeooo:rsid="002ff40c"/>
    </style:style>
    <style:style style:name="T8" style:family="text">
      <style:text-properties officeooo:rsid="0036bc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bookmark-start text:name="aide"/><text:bookmark-start text:name="aide-mémoire-git"/><text:bookmark-end text:name="aide-mémoire-git"/>Aide<text:bookmark-end text:name="aide"/></text:h>
      <text:p text:style-name="Preformatted_20_Text">help SUBJECT</text:p>
      <text:h text:style-name="Heading_20_2" text:outline-level="2"><text:bookmark-start text:name="initialisation"/>Initialisation<text:bookmark-end text:name="initialisation"/></text:h>
      <text:p text:style-name="Preformatted_20_Text">init</text:p>
      <text:h text:style-name="Heading_20_2" text:outline-level="2"><text:bookmark-start text:name="journalisation"/>Journalisation<text:bookmark-end text:name="journalisation"/></text:h>
      <text:p text:style-name="P7">log [--graph] [--oneline]</text:p>
      <text:p text:style-name="P7"><text:s text:c="2"/>[--pretty=FORMAT]</text:p>
      <text:p text:style-name="Preformatted_20_Text"><text:s text:c="2"/>[--decorate=[short|full|auto|no]]</text:p>
      <text:p text:style-name="Preformatted_20_Text"><text:s text:c="2"/>[--abbrev-commit]</text:p>
      <text:p text:style-name="Preformatted_20_Text"><text:s text:c="2"/>[--all]</text:p>
      <text:p text:style-name="Preformatted_20_Text"><text:s text:c="2"/>[--branches MOTIF]</text:p>
      <text:p text:style-name="P11"><text:s text:c="2"/>[--tags MOTIF]</text:p>
      <text:p text:style-name="Text_20_préformaté_20_suite">reflog</text:p>
      <text:h text:style-name="Heading_20_2" text:outline-level="2"><text:bookmark-start text:name="paramètrage"/>P<text:bookmark-end text:name="paramètrage"/>aramétrage</text:h>
      <text:p text:style-name="Preformatted_20_Text">config [--global] --edit</text:p>
      <text:p text:style-name="P15">config [--global] CLÉ [VALEUR]</text:p>
      <text:h text:style-name="P3" text:outline-level="2"><text:bookmark-start text:name="index"/>Index<text:bookmark-end text:name="index"/></text:h>
      <text:p text:style-name="P11">add [...FICHIERS]</text:p>
      <text:p text:style-name="P15">restore [--staged]</text:p>
      <text:h text:style-name="P1" text:outline-level="2"><text:bookmark-start text:name="soumission"/>Soumission<text:bookmark-end text:name="soumission"/></text:h>
      <text:p text:style-name="P9">commit [-m MESSAGE] [--amend]</text:p>
      <text:p text:style-name="P9"><text:s text:c="2"/>[...FICHERS SUIVIS]</text:p>
      <text:p text:style-name="Text_20_préformaté_20_suite">revert [--no-edit]</text:p>
      <text:p text:style-name="Text_20_préformaté_20_suite"><text:s text:c="2"/>[(-n | --no-commit)] ...COMMITS</text:p>
      <text:p text:style-name="Preformatted_20_Text">revert (--abort | --continue | --skip)</text:p>
      <text:p text:style-name="Text_20_préformaté_20_suite">show VERSION:FICHIER</text:p>
      <text:h text:style-name="Heading_20_2" text:outline-level="2"><text:bookmark-start text:name="dépôt"/>Dépôt<text:bookmark-end text:name="dépôt"/></text:h>
      <text:p text:style-name="Preformatted_20_Text">clone [--recursive] LIEN_DÊPOT [RÉPERTOIRE]</text:p>
      <text:p text:style-name="Text_20_préformaté_20_suite">fetch [--prune] [DÉPÔT]</text:p>
      <text:p text:style-name="Preformatted_20_Text">pull [--set-upstream] [--rebase] [DÉPÔT] [BRANCHE]</text:p>
      <text:p text:style-name="Text_20_préformaté_20_suite">push [--set-upstream] [(-f | --force)]</text:p>
      <text:p text:style-name="Text_20_préformaté_20_suite"><text:s text:c="2"/>[-o ci.skip] [DÉPÔT] [[:]BRANCHE]</text:p>
      <text:p text:style-name="Preformatted_20_Text">remote show [DÉPÔT]</text:p>
      <text:p text:style-name="Text_20_préformaté_20_suite">remote add DÉPÔT LIEN</text:p>
      <text:p text:style-name="Preformatted_20_Text">remote get-url DÉPÔT</text:p>
      <text:p text:style-name="Text_20_préformaté_20_suite">remote update DÉPÔT NOUVEAU_DÉPÔT</text:p>
      <text:p text:style-name="Preformatted_20_Text">remote remove DÉPÔT</text:p>
      <text:h text:style-name="Heading_20_2" text:outline-level="2"><text:bookmark-start text:name="remisage"/>Remisage<text:bookmark-end text:name="remisage"/></text:h>
      <text:p text:style-name="Preformatted_20_Text">stash (push [-m MESSAGE])</text:p>
      <text:p text:style-name="Text_20_préformaté_20_suite">stash pop</text:p>
      <text:p text:style-name="Preformatted_20_Text">stash drop</text:p>
      <text:p text:style-name="Text_20_préformaté_20_suite">diff [...(FICHIERS | COMMITS)] [&gt; [CORRECTIF]]</text:p>
      <text:p text:style-name="Preformatted_20_Text">apply [CORRECTIF]</text:p>
      <text:p text:style-name="Text_20_préformaté_20_suite">clean [(--interative | -i)] [...FICHIERS]</text:p>
      <text:h text:style-name="Heading_20_2" text:outline-level="2"><text:bookmark-start text:name="branche"/>Branche<text:bookmark-end text:name="branche"/></text:h>
      <text:p text:style-name="Preformatted_20_Text">checkout [-b] BRANCHE</text:p>
      <text:p text:style-name="Text_20_préformaté_20_suite">branch (-D | --delete --force) BRANCHES</text:p>
      <text:p text:style-name="P13">branch (-m | --move) SRC DEST</text:p>
      <text:p text:style-name="Text_20_préformaté_20_suite"><text:span text:style-name="T2">branch </text:span>(-c | --copy) SRC DEST</text:p>
      <text:p text:style-name="P8">branch -vv</text:p>
      <text:p text:style-name="Text_20_préformaté_20_suite"><text:span text:style-name="T3">branch </text:span><text:span text:style-name="T4">(-l | </text:span>--list<text:span text:style-name="T4">)</text:span></text:p>
      <text:h text:style-name="Heading_20_2" text:outline-level="2"><text:bookmark-start text:name="étiquetage"/>Étiquetage<text:bookmark-end text:name="étiquetage"/></text:h>
      <text:p text:style-name="Preformatted_20_Text">tag NOM [COMMIT]</text:p>
      <text:p text:style-name="Text_20_préformaté_20_suite">tag (-l | --list) [GLOB]</text:p>
      <text:p text:style-name="Preformatted_20_Text">tag (-d | --delete) ÉTIQUETTE</text:p>
      <text:h text:style-name="P5" text:outline-level="2"><text:bookmark-start text:name="rembobinage"/>Rembobinage<text:bookmark-end text:name="rembobinage"/></text:h>
      <text:p text:style-name="P14">rebase [-i | --interactive] BRANCHE</text:p>
      <text:p text:style-name="P17">rebase <text:span text:style-name="T8">(</text:span>--abort <text:span text:style-name="T8">| --continue | --skip)</text:span></text:p>
      <text:p text:style-name="P14">merge-base [DÉPÔT/]BRANCHE [DÉPÔT/]MÈRE</text:p>
      <text:h text:style-name="P5" text:outline-level="2"><text:bookmark-start text:name="fusion"/>Fusion<text:bookmark-end text:name="fusion"/></text:h>
      <text:p text:style-name="P14">merge BRANCHE</text:p>
      <text:p text:style-name="P17">merge <text:span text:style-name="T7">(</text:span>--abort <text:span text:style-name="T7">| --continue | --skip)</text:span></text:p>
      <text:h text:style-name="Heading_20_2" text:outline-level="2"><text:bookmark-start text:name="picorage"/>Picorage<text:bookmark-end text:name="picorage"/></text:h>
      <text:p text:style-name="Preformatted_20_Text">cherry-pick ...COMMITS</text:p>
      <text:p text:style-name="P15">cherry-pick --abort </text:p>
      <text:p text:style-name="Preformatted_20_Text"><text:span text:style-name="T5">cherry-pick </text:span>--continue</text:p>
      <text:p text:style-name="P15"><text:span text:style-name="T5">cherry-pick </text:span>--skip</text:p>
      <text:h text:style-name="Heading_20_2" text:outline-level="2"><text:bookmark-start text:name="astuce"/>Astuce<text:bookmark-end text:name="astuce"/></text:h>
      <text:p text:style-name="First_20_paragraph">Toujours faire des <text:span text:style-name="T1">validations</text:span> avec <text:span text:style-name="T1">peu de changements</text:span> dans le but de <text:span text:style-name="T1">simplifier</text:span> les <text:span text:style-name="T1">fusions</text:span> ou les <text:span text:style-name="T1">rembobinage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color="#666666" style:font-name="DejaVu Sans" fo:font-family="'DejaVu Sans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fo:color="#333333" style:font-name="DejaVu Sans" fo:font-family="'DejaVu Sans'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padding="0.049cm" fo:border-left="none" fo:border-right="none" fo:border-top="none" fo:border-bottom="1.11pt solid #cccccc">
        <style:tab-stops/>
      </style:paragraph-properties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next-style-name="Text_20_préformaté_20_suite" style:class="html">
      <loext:graphic-properties draw:fill="solid" draw:fill-color="#f2f2f2"/>
      <style:paragraph-properties fo:background-color="#f2f2f2" fo:padding-left="0.15cm" fo:padding-right="0.15cm" fo:padding-top="0cm" fo:padding-bottom="0cm" fo:border="none"/>
      <style:text-properties style:font-name="DejaVu Sans Mono" fo:font-family="'DejaVu Sans Mono'" style:font-style-name="Normal" style:font-family-generic="modern" style:font-pitch="fixed" fo:font-size="9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 style:master-page-name="">
      <style:paragraph-properties fo:margin-top="0.42cm" fo:margin-bottom="0.42cm" loext:contextual-spacing="false" fo:text-align="center" style:justify-single-word="false" style:page-number="auto"/>
      <style:text-properties fo:font-size="22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_20_préformaté_20_suite" style:display-name="Text préformaté suite" style:family="paragraph" style:parent-style-name="Preformatted_20_Text" style:next-style-name="Preformatted_20_Text" style:master-page-name="">
      <loext:graphic-properties draw:fill="solid" draw:fill-color="#ffffff"/>
      <style:paragraph-properties style:page-number="auto" fo:background-color="#ffffff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paragraph-properties fo:text-align="center" style:justify-single-word="false"/>
      <style:text-properties officeooo:paragraph-rsid="00182b20"/>
    </style:style>
    <style:page-layout style:name="Mpm1">
      <style:page-layout-properties fo:page-width="29.7cm" fo:page-height="21.001cm" style:num-format="1" style:print-orientation="landscape" fo:margin-top="0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497cm">
          <style:column style:rel-width="5187*" fo:start-indent="0cm" fo:end-indent="0.249cm"/>
          <style:column style:rel-width="5329*" fo:start-indent="0.249cm" fo:end-indent="0.249cm"/>
          <style:column style:rel-width="5188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ide mémoir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ide mémoire</dc:title>
    <dc:language>fr-FR</dc:language>
    <dc:date>2023-05-04T16:47:45.616064283</dc:date>
    <meta:editing-duration>PT50M47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70" meta:word-count="251" meta:character-count="1567" meta:non-whitespace-character-count="1409"/>
    <meta:user-defined meta:name="">a4</meta:user-defined>
  </office:meta>
</office:document-meta>
</file>